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5pt" officeooo:rsid="000799c0" officeooo:paragraph-rsid="000799c0" style:font-size-asian="13.1000003814697pt" style:font-size-complex="15pt"/>
    </style:style>
    <style:style style:name="P2" style:family="paragraph" style:parent-style-name="Text_20_body">
      <style:text-properties style:font-name="Times New Roman" fo:font-size="15pt" officeooo:rsid="000799c0" officeooo:paragraph-rsid="001267fa" style:font-size-asian="13.1000003814697pt" style:font-size-complex="15pt"/>
    </style:style>
    <style:style style:name="P3" style:family="paragraph" style:parent-style-name="Text_20_body">
      <style:text-properties style:font-name="Times New Roman" fo:font-size="15pt" officeooo:rsid="000799c0" officeooo:paragraph-rsid="002c8091" style:font-size-asian="13.1000003814697pt" style:font-size-complex="15pt"/>
    </style:style>
    <style:style style:name="P4" style:family="paragraph" style:parent-style-name="Text_20_body">
      <style:text-properties style:font-name="Times New Roman" fo:font-size="15pt" officeooo:rsid="000799c0" officeooo:paragraph-rsid="0030b5c0" style:font-size-asian="13.1000003814697pt" style:font-size-complex="15pt"/>
    </style:style>
    <style:style style:name="P5" style:family="paragraph" style:parent-style-name="Title">
      <style:text-properties style:font-name="Times New Roman" fo:font-size="15pt" officeooo:rsid="000799c0" officeooo:paragraph-rsid="000799c0" style:font-size-asian="13.1000003814697pt" style:font-size-complex="15pt"/>
    </style:style>
    <style:style style:name="T1" style:family="text">
      <style:text-properties officeooo:rsid="0009b8d7"/>
    </style:style>
    <style:style style:name="T2" style:family="text">
      <style:text-properties officeooo:rsid="0009f6c8"/>
    </style:style>
    <style:style style:name="T3" style:family="text">
      <style:text-properties officeooo:rsid="000dab0d"/>
    </style:style>
    <style:style style:name="T4" style:family="text">
      <style:text-properties officeooo:rsid="001ba843"/>
    </style:style>
    <style:style style:name="T5" style:family="text">
      <style:text-properties officeooo:rsid="001fffd5"/>
    </style:style>
    <style:style style:name="T6" style:family="text">
      <style:text-properties officeooo:rsid="0022a5e1"/>
    </style:style>
    <style:style style:name="T7" style:family="text">
      <style:text-properties officeooo:rsid="0030b5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fore My Thirtieth</text:p>
      <text:p text:style-name="P1"><text:s text:c="2"/><text:span text:style-name="T1">There're two and a half years before it comes to my thirtieth.</text:span></text:p>
      <text:p text:style-name="P1"><text:span text:style-name="T2"><text:s text:c="2"/>The thirtieth is another division line of my life. I've experienced childhood, schooltime. And I'm now at the stage of "real-world freshman".</text:span></text:p>
      <text:p text:style-name="P2"><text:s text:c="2"/><text:span text:style-name="T3">Childhood, is the only stage I'm satisfied with. I was quite happy and successful during those years. My parents' love is my treasure in life, I enjoyed every minute with their love, and with the freedom they gave me. </text:span></text:p>
      <text:p text:style-name="P2"><text:span text:style-name="T3"><text:s text:c="2"/>Love and freedom and the sights of the country side is my first impression of this world. It was those years made me love this world, it was also those years made me a confident man, since then my basic characters have never changed. I was happy and healthy, and had a heartful love to this world and to my life.</text:span></text:p>
      <text:p text:style-name="P2"><text:s text:c="2"/><text:span text:style-name="T4">Then I had to go to school, I was still living in a childhood lifestyle in the first years, untill the primary school ended up. I made friends in my primary school time, and those friends turned to be my friends of life time. I was quite happy and the life was colorful. But I already felt some preasure coming from school and from my parents.</text:span></text:p>
      <text:p text:style-name="P2"><text:s text:c="2"/><text:span text:style-name="T5">I entered junior school. The school started to press me(and also the other students). To be honest, I didn't know why they push us to study, the textbooks were not interesting at all, full of knowledge that I could not experience or made use of in life. For the first time in life, I was forced to do something not to my own willing but to school's, to my parents'. For the first time in life, I did not understand why I was doing all those things.</text:span></text:p>
      <text:p text:style-name="P2"><text:s text:c="2"/><text:span text:style-name="T5">However, since I was quite healthy in body and mental, and the knowledge in junior school was quite basic, it was not hard for me to crack a good score in those exams. I turned out to be a "good" student. And at meantime, the outer pressure was still not so huge. That was why I still could have a life in my junior school period. The negative side was, I was still not aware of what will come to me in the following years, and I did no preparsion for it, it seemed I was still living in a childhood life.</text:span></text:p>
      <text:p text:style-name="P3"><text:s text:c="2"/><text:span text:style-name="T6">It came to senior school period. I already lost myself during the junior school time, by doing what I was not interested in day after day, I was not as healthy or happy any more. And the outer pressure increased dramatically, the students in my school were among the best in the city. Although I was still a good student, but it became difficult or even impossible to became the top 30 in my grade without changing my understanding of the whole education system or the study activity. </text:span></text:p>
      <text:p text:style-name="P4"><text:span text:style-name="T6"><text:s text:c="2"/>The first crossroad ever in my life appeared. Do I keep the lifestyle bringing from childhood or change it, how to redefine my understandings towards </text:span><text:soft-page-break/><text:span text:style-name="T6">education, towards society, what am I doing, who am I, what's the most important to me? I could just ignore all those puzzles and just follow the instructions the school gave me and every other students, and try doing well no matter what it means to me. </text:span></text:p>
      <text:p text:style-name="P4"><text:span text:style-name="T6"><text:s text:c="2"/>But I didn't. I tried to figure them out, I said to myself I can't just do all those stuff without knowing why any more, I've already living without feeling for so long. I tried to answer myself but failed, and furthur more I failed my senior school period, for the first time in life I came with a total failure. A failure which was really because the limitation of my ability and knowledge so it was a real failure.</text:span></text:p>
      <text:p text:style-name="P3"><text:s text:c="2"/><text:span text:style-name="T7">The failure affacted me a lot, it reminded me of my limitations, and it drove me to a new life. However, the life was not of passion but puzzle. I had no experience nor method to find the answer I as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8M33S</meta:editing-duration>
    <meta:editing-cycles>41</meta:editing-cycles>
    <meta:generator>LibreOffice/4.2.3.3$Windows_x86 LibreOffice_project/882f8a0a489bc99a9e60c7905a60226254cb6ff0</meta:generator>
    <dc:date>2014-05-08T16:47:35.667000000</dc:date>
    <meta:document-statistic meta:table-count="0" meta:image-count="0" meta:object-count="0" meta:page-count="2" meta:paragraph-count="12" meta:word-count="673" meta:character-count="3578" meta:non-whitespace-character-count="2892"/>
    <meta:user-defined meta:name="Info 1"/>
    <meta:user-defined meta:name="Info 2"/>
    <meta:user-defined meta:name="Info 3"/>
    <meta:user-defined meta:name="Info 4"/>
  </office:meta>
</office:document-meta>
</file>